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number-columns-repeated="7"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number-columns-repeated="7"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number-columns-repeated="7"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number-columns-repeated="7"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number-columns-repeated="2" table:style-name="ce28"/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 anzeig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 anzeig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style-name="ce23"/>
          <table:table-cell table:style-name="ce23" office:value-type="string">
            <text:p>Standby/Shutdown Bild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/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32"/>
          <table:table-cell table:style-name="ce23" office:value-type="string">
            <text:p>Не листать жестом</text:p>
          </table:table-cell>
          <table:table-cell table:style-name="ce32" office:value-type="string">
            <text:p>El Hareketi Sayfa Değiştirme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/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32"/>
          <table:table-cell table:style-name="ce23" office:value-type="string">
            <text:p>Листание жестом вкл/выкл</text:p>
          </table:table-cell>
          <table:table-cell table:style-name="ce32" office:value-type="string">
            <text:p>El Hareketi Sayfa Değiştirme Açma/Kapama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/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/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/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права, Вперёд-слева</text:p>
          </table:table-cell>
          <table:table-cell table:style-name="ce21" office:value-type="string">
            <text:p>Sol Önceki, Sağ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/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лева, Вперёд-справа</text:p>
          </table:table-cell>
          <table:table-cell table:style-name="ce21" office:value-type="string">
            <text:p>Sağ Önceki, Sol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/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верху, Вперёд-внизу</text:p>
          </table:table-cell>
          <table:table-cell table:style-name="ce21" office:value-type="string">
            <text:p>Üst Önceki, Alt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/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низу, Вперёд-вверху</text:p>
          </table:table-cell>
          <table:table-cell table:style-name="ce21" office:value-type="string">
            <text:p>Alt Önceki, Üst Sonraki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/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32"/>
          <table:table-cell table:style-name="ce23" office:value-type="string">
            <text:p>Перетаск. с откл. масшт.</text:p>
          </table:table-cell>
          <table:table-cell table:style-name="ce32" office:value-type="string">
            <text:p>Yakınlaştırma Kilidini Kayd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number-columns-repeated="7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 table:number-rows-repeated="16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3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